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8cm"/>
    </style:style>
    <style:style style:name="co2" style:family="table-column">
      <style:table-column-properties fo:break-before="auto" style:column-width="5.369cm"/>
    </style:style>
    <style:style style:name="co3" style:family="table-column">
      <style:table-column-properties fo:break-before="auto" style:column-width="3.888cm"/>
    </style:style>
    <style:style style:name="co4" style:family="table-column">
      <style:table-column-properties fo:break-before="auto" style:column-width="6.685cm"/>
    </style:style>
    <style:style style:name="co5" style:family="table-column">
      <style:table-column-properties fo:break-before="auto" style:column-width="6.209cm"/>
    </style:style>
    <style:style style:name="co6" style:family="table-column">
      <style:table-column-properties fo:break-before="auto" style:column-width="3.692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6.853cm"/>
    </style:style>
    <style:style style:name="co9" style:family="table-column">
      <style:table-column-properties fo:break-before="auto" style:column-width="6.013cm"/>
    </style:style>
    <style:style style:name="co10" style:family="table-column">
      <style:table-column-properties fo:break-before="auto" style:column-width="4.223cm"/>
    </style:style>
    <style:style style:name="co11" style:family="table-column">
      <style:table-column-properties fo:break-before="auto" style:column-width="6.46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Enlèvement_20_de_20_véhicules">
      <style:table-properties table:display="true" style:writing-mode="lr-tb"/>
    </style:style>
    <style:style style:name="ta2" style:family="table" style:master-page-name="PageStyle_5f_Sorties_20_de_20_véhicules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Enlèvement de véhicul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50" table:default-cell-style-name="Default"/>
        <table:table-row table:style-name="ro1">
          <table:table-cell office:value-type="string">
            <text:p>Année</text:p>
          </table:table-cell>
          <table:table-cell office:value-type="string">
            <text:p>Réquisitions reçues et traitées</text:p>
          </table:table-cell>
          <table:table-cell office:value-type="string">
            <text:p>Entrées en fourrière</text:p>
          </table:table-cell>
          <table:table-cell office:value-type="string">
            <text:p>Procédures de la police nationale</text:p>
          </table:table-cell>
          <table:table-cell office:value-type="string">
            <text:p>Procédures de la police municipale</text:p>
          </table:table-cell>
          <table:table-cell office:value-type="string">
            <text:p>Restitution sur place</text:p>
          </table:table-cell>
          <table:table-cell office:value-type="string">
            <text:p>Déplacement technique</text:p>
          </table:table-cell>
          <table:table-cell office:value-type="string">
            <text:p>Réquisitions annulées avant intervention</text:p>
          </table:table-cell>
          <table:table-cell table:number-columns-repeated="248"/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10376">
            <text:p>10376</text:p>
          </table:table-cell>
          <table:table-cell office:value-type="float" office:value="8986">
            <text:p>8986</text:p>
          </table:table-cell>
          <table:table-cell office:value-type="float" office:value="2039">
            <text:p>2039</text:p>
          </table:table-cell>
          <table:table-cell office:value-type="float" office:value="6947">
            <text:p>6947</text:p>
          </table:table-cell>
          <table:table-cell office:value-type="float" office:value="1307">
            <text:p>1307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table:number-columns-repeated="248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1925">
            <text:p>11925</text:p>
          </table:table-cell>
          <table:table-cell office:value-type="float" office:value="10460">
            <text:p>10460</text:p>
          </table:table-cell>
          <table:table-cell office:value-type="float" office:value="2340">
            <text:p>2340</text:p>
          </table:table-cell>
          <table:table-cell office:value-type="float" office:value="8120">
            <text:p>8120</text:p>
          </table:table-cell>
          <table:table-cell office:value-type="float" office:value="1327">
            <text:p>1327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number-columns-repeated="248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10640">
            <text:p>10640</text:p>
          </table:table-cell>
          <table:table-cell office:value-type="float" office:value="9588">
            <text:p>9588</text:p>
          </table:table-cell>
          <table:table-cell office:value-type="string">
            <text:p>nc</text:p>
          </table:table-cell>
          <table:table-cell office:value-type="string">
            <text:p>nc</text:p>
          </table:table-cell>
          <table:table-cell table:number-columns-repeated="251"/>
        </table:table-row>
        <table:table-row table:style-name="ro1" table:number-rows-repeated="104857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rties de véhicules" table:style-name="ta2" table:print="false"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250" table:default-cell-style-name="Default"/>
        <table:table-row table:style-name="ro2">
          <table:table-cell office:value-type="string">
            <text:p>Années</text:p>
          </table:table-cell>
          <table:table-cell office:value-type="string">
            <text:p>Véhicules facturés et restitués</text:p>
          </table:table-cell>
          <table:table-cell office:value-type="string">
            <text:p>Destruction</text:p>
          </table:table-cell>
          <table:table-cell office:value-type="string">
            <text:p>Déplacements techniques</text:p>
          </table:table-cell>
          <table:table-cell office:value-type="string">
            <text:p>Vendus par les Domaines</text:p>
          </table:table-cell>
          <table:table-cell office:value-type="string">
            <text:p>Restitutions demandées (Police)</text:p>
          </table:table-cell>
          <table:table-cell table:number-columns-repeated="250"/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9993">
            <text:p>9993</text:p>
          </table:table-cell>
          <table:table-cell office:value-type="float" office:value="1474">
            <text:p>1474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table:number-columns-repeated="250"/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11075">
            <text:p>11075</text:p>
          </table:table-cell>
          <table:table-cell office:value-type="float" office:value="1663">
            <text:p>1663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table:number-columns-repeated="250"/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8281">
            <text:p>8281</text:p>
          </table:table-cell>
          <table:table-cell office:value-type="float" office:value="1583">
            <text:p>1583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float" office:value="49">
            <text:p>49</text:p>
          </table:table-cell>
          <table:table-cell table:number-columns-repeated="250"/>
        </table:table-row>
        <table:table-row table:style-name="ro2" table:number-rows-repeated="1048571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number number:decimal-places="0" number:min-integer-digits="1" number:grouping="true"/>
      <number:text>    </number:text>
    </number:number-style>
    <number:number-style style:name="N110P2" style:volatile="true">
      <number:text> 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number number:decimal-places="0" number:min-integer-digits="1" number:grouping="true"/>
      <number:text> € </number:text>
    </number:number-style>
    <number:number-style style:name="N111P2" style:volatile="true">
      <number:text> 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number number:decimal-places="2" number:min-integer-digits="1" number:grouping="true"/>
      <number:text>    </number:text>
    </number:number-style>
    <number:number-style style:name="N112P2" style:volatile="true">
      <number:text> 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6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6107" number:language="fr" number:country="FR">
      <number:day number:style="long"/>
      <number:text>-</number:text>
      <number:month number:textual="true"/>
    </number:date-style>
    <number:date-style style:name="N16108" number:language="fr" number:country="FR">
      <number:month number:textual="true"/>
      <number:text>-</number:text>
      <number:year/>
    </number:date-style>
    <number:time-style style:name="N16109" number:language="fr" number:country="FR">
      <number:hours/>
      <number:text>:</number:text>
      <number:minutes number:style="long"/>
      <number:text> </number:text>
      <number:am-pm/>
    </number:time-style>
    <number:time-style style:name="N16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2P0" style:volatile="true" number:language="fr" number:country="FR">
      <number:number number:decimal-places="0" number:min-integer-digits="1" number:grouping="true"/>
      <number:text>   </number:text>
    </number:number-style>
    <number:number-style style:name="N16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6112P0"/>
    </number:number-style>
    <number:number-style style:name="N16113P0" style:volatile="true" number:language="fr" number:country="FR">
      <number:number number:decimal-places="0" number:min-integer-digits="1" number:grouping="true"/>
      <number:text>   </number:text>
    </number:number-style>
    <number:number-style style:name="N16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6113P0"/>
    </number:number-style>
    <number:number-style style:name="N16114P0" style:volatile="true" number:language="fr" number:country="FR">
      <number:number number:decimal-places="2" number:min-integer-digits="1" number:grouping="true"/>
      <number:text>   </number:text>
    </number:number-style>
    <number:number-style style:name="N16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6114P0"/>
    </number:number-style>
    <number:number-style style:name="N16115P0" style:volatile="true" number:language="fr" number:country="FR">
      <number:number number:decimal-places="2" number:min-integer-digits="1" number:grouping="true"/>
      <number:text>   </number:text>
    </number:number-style>
    <number:number-style style:name="N16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6115P0"/>
    </number:number-style>
    <number:number-style style:name="N16116P0" style:volatile="true" number:language="fr" number:country="FR">
      <number:number number:decimal-places="0" number:min-integer-digits="1" number:grouping="true"/>
      <number:text> €</number:text>
    </number:number-style>
    <number:number-style style:name="N16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6116P0"/>
    </number:number-style>
    <number:number-style style:name="N16117P0" style:volatile="true" number:language="fr" number:country="FR">
      <number:number number:decimal-places="0" number:min-integer-digits="1" number:grouping="true"/>
      <number:text> €</number:text>
    </number:number-style>
    <number:number-style style:name="N16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117P0"/>
    </number:number-style>
    <number:number-style style:name="N16118P0" style:volatile="true" number:language="fr" number:country="FR">
      <number:number number:decimal-places="2" number:min-integer-digits="1" number:grouping="true"/>
      <number:text> €</number:text>
    </number:number-style>
    <number:number-style style:name="N16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6118P0"/>
    </number:number-style>
    <number:number-style style:name="N16119P0" style:volatile="true" number:language="fr" number:country="FR">
      <number:number number:decimal-places="2" number:min-integer-digits="1" number:grouping="true"/>
      <number:text> €</number:text>
    </number:number-style>
    <number:number-style style:name="N16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119P0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3">23/04/2014</text:date>, <text:time>16:0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lèvement_20_de_20_véhicules" style:display-name="PageStyle_Enlèvement de véhicu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rties_20_de_20_véhicules" style:display-name="PageStyle_Sorties de véhicu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2T17:06:44</meta:creation-date>
    <dc:date>2014-04-18T16:00:16</dc:date>
    <meta:document-statistic meta:table-count="2" meta:cell-count="53" meta:object-count="0"/>
    <meta:generator>OpenOffice/4.0.1$Win32 OpenOffice.org_project/401m5$Build-9714</meta:generator>
  </office:meta>
</office:document-meta>
</file>